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<text:s/>California</text:p>
          </table:table-cell>
          <table:table-cell office:value-type="float" office:value="38802500" calcext:value-type="float">
            <text:p>38802500</text:p>
          </table:table-cell>
          <table:table-cell office:value-type="string" calcext:value-type="string">
            <text:p><text:s/>Texas</text:p>
          </table:table-cell>
          <table:table-cell office:value-type="float" office:value="26956958" calcext:value-type="float">
            <text:p>26956958</text:p>
          </table:table-cell>
          <table:table-cell office:value-type="string" calcext:value-type="string">
            <text:p><text:s/>Florida</text:p>
          </table:table-cell>
          <table:table-cell office:value-type="float" office:value="19893297" calcext:value-type="float">
            <text:p>19893297</text:p>
          </table:table-cell>
          <table:table-cell office:value-type="string" calcext:value-type="string">
            <text:p><text:s/>New York</text:p>
          </table:table-cell>
          <table:table-cell office:value-type="float" office:value="19746227" calcext:value-type="float">
            <text:p>19746227</text:p>
          </table:table-cell>
          <table:table-cell office:value-type="string" calcext:value-type="string">
            <text:p><text:s/>Illinois</text:p>
          </table:table-cell>
          <table:table-cell office:value-type="float" office:value="12880580" calcext:value-type="float">
            <text:p>12880580</text:p>
          </table:table-cell>
          <table:table-cell office:value-type="string" calcext:value-type="string">
            <text:p><text:s/>Ohio</text:p>
          </table:table-cell>
          <table:table-cell office:value-type="float" office:value="11594163" calcext:value-type="float">
            <text:p>11594163</text:p>
          </table:table-cell>
          <table:table-cell office:value-type="string" calcext:value-type="string">
            <text:p><text:s/>North Carolina</text:p>
          </table:table-cell>
          <table:table-cell office:value-type="float" office:value="9943964" calcext:value-type="float">
            <text:p>994396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labama</text:p>
          </table:table-cell>
          <table:table-cell office:value-type="float" office:value="4849377" calcext:value-type="float">
            <text:p>4849377</text:p>
          </table:table-cell>
          <table:table-cell office:value-type="string" calcext:value-type="string">
            <text:p><text:s/>New Jersey</text:p>
          </table:table-cell>
          <table:table-cell office:value-type="float" office:value="8938175" calcext:value-type="float">
            <text:p>8938175</text:p>
          </table:table-cell>
          <table:table-cell office:value-type="string" calcext:value-type="string">
            <text:p><text:s/>Wisconsin</text:p>
          </table:table-cell>
          <table:table-cell office:value-type="float" office:value="5757564" calcext:value-type="float">
            <text:p>5757564</text:p>
          </table:table-cell>
          <table:table-cell office:value-type="string" calcext:value-type="string">
            <text:p><text:s/>Michigan</text:p>
          </table:table-cell>
          <table:table-cell office:value-type="float" office:value="9909877" calcext:value-type="float">
            <text:p>9909877</text:p>
          </table:table-cell>
          <table:table-cell office:value-type="string" calcext:value-type="string">
            <text:p><text:s/>Georgia</text:p>
          </table:table-cell>
          <table:table-cell office:value-type="float" office:value="10097343" calcext:value-type="float">
            <text:p>10097343</text:p>
          </table:table-cell>
        </table:table-row>
        <table:table-row table:style-name="ro1">
          <table:table-cell/>
          <table:table-cell office:value-type="string" calcext:value-type="string">
            <text:p><text:s/>Oregon</text:p>
          </table:table-cell>
          <table:table-cell office:value-type="float" office:value="3970239" calcext:value-type="float">
            <text:p>3970239</text:p>
          </table:table-cell>
          <table:table-cell table:number-columns-repeated="2"/>
          <table:table-cell office:value-type="string" calcext:value-type="string">
            <text:p><text:s/>Tennessee</text:p>
          </table:table-cell>
          <table:table-cell office:value-type="float" office:value="6549352" calcext:value-type="float">
            <text:p>6549352</text:p>
          </table:table-cell>
          <table:table-cell office:value-type="string" calcext:value-type="string">
            <text:p><text:s/>Connecticut</text:p>
          </table:table-cell>
          <table:table-cell office:value-type="float" office:value="3596677" calcext:value-type="float">
            <text:p>3596677</text:p>
          </table:table-cell>
          <table:table-cell table:number-columns-repeated="2"/>
          <table:table-cell office:value-type="string" calcext:value-type="string">
            <text:p><text:s/>Pennsylvania</text:p>
          </table:table-cell>
          <table:table-cell office:value-type="float" office:value="12787209" calcext:value-type="float">
            <text:p>12787209</text:p>
          </table:table-cell>
          <table:table-cell office:value-type="string" calcext:value-type="string">
            <text:p><text:s/>Virginia</text:p>
          </table:table-cell>
          <table:table-cell office:value-type="float" office:value="8326289" calcext:value-type="float">
            <text:p>8326289</text:p>
          </table:table-cell>
        </table:table-row>
        <table:table-row table:style-name="ro1">
          <table:table-cell/>
          <table:table-cell office:value-type="string" calcext:value-type="string">
            <text:p><text:s/>Hawaii</text:p>
          </table:table-cell>
          <table:table-cell office:value-type="float" office:value="1419561" calcext:value-type="float">
            <text:p>1419561</text:p>
          </table:table-cell>
          <table:table-cell office:value-type="string" calcext:value-type="string">
            <text:p><text:s/>Colorado</text:p>
          </table:table-cell>
          <table:table-cell office:value-type="float" office:value="5355856" calcext:value-type="float">
            <text:p>5355856</text:p>
          </table:table-cell>
          <table:table-cell table:number-columns-repeated="2"/>
          <table:table-cell office:value-type="string" calcext:value-type="string">
            <text:p><text:s/>Massachusetts</text:p>
          </table:table-cell>
          <table:table-cell office:value-type="float" office:value="6745408" calcext:value-type="float">
            <text:p>6745408</text:p>
          </table:table-cell>
          <table:table-cell office:value-type="string" calcext:value-type="string">
            <text:p><text:s/>Missouri</text:p>
          </table:table-cell>
          <table:table-cell office:value-type="float" office:value="6063589" calcext:value-type="float">
            <text:p>6063589</text:p>
          </table:table-cell>
          <table:table-cell table:number-columns-repeated="2"/>
          <table:table-cell office:value-type="string" calcext:value-type="string">
            <text:p><text:s/>South Carolina</text:p>
          </table:table-cell>
          <table:table-cell office:value-type="float" office:value="4832482" calcext:value-type="float">
            <text:p>4832482</text:p>
          </table:table-cell>
        </table:table-row>
        <table:table-row table:style-name="ro1">
          <table:table-cell/>
          <table:table-cell office:value-type="string" calcext:value-type="string">
            <text:p><text:s/>Washington</text:p>
          </table:table-cell>
          <table:table-cell office:value-type="float" office:value="7061530" calcext:value-type="float">
            <text:p>7061530</text:p>
          </table:table-cell>
          <table:table-cell office:value-type="string" calcext:value-type="string">
            <text:p><text:s/>Utah</text:p>
          </table:table-cell>
          <table:table-cell office:value-type="float" office:value="2942902" calcext:value-type="float">
            <text:p>2942902</text:p>
          </table:table-cell>
          <table:table-cell office:value-type="string" calcext:value-type="string">
            <text:p><text:s/>Arkansas</text:p>
          </table:table-cell>
          <table:table-cell office:value-type="float" office:value="2994079" calcext:value-type="float">
            <text:p>2994079</text:p>
          </table:table-cell>
          <table:table-cell office:value-type="string" calcext:value-type="string">
            <text:p><text:s/>New Hampshire</text:p>
          </table:table-cell>
          <table:table-cell office:value-type="float" office:value="1326813" calcext:value-type="float">
            <text:p>1326813</text:p>
          </table:table-cell>
          <table:table-cell office:value-type="string" calcext:value-type="string">
            <text:p><text:s/>Minnesota</text:p>
          </table:table-cell>
          <table:table-cell office:value-type="float" office:value="5457173" calcext:value-type="float">
            <text:p>5457173</text:p>
          </table:table-cell>
          <table:table-cell office:value-type="string" calcext:value-type="string">
            <text:p><text:s/>Delaware</text:p>
          </table:table-cell>
          <table:table-cell office:value-type="float" office:value="935614" calcext:value-type="float">
            <text:p>935614</text:p>
          </table:table-cell>
          <table:table-cell office:value-type="string" calcext:value-type="string">
            <text:p><text:s/>Maryland</text:p>
          </table:table-cell>
          <table:table-cell office:value-type="float" office:value="5976407" calcext:value-type="float">
            <text:p>59764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Nevada</text:p>
          </table:table-cell>
          <table:table-cell office:value-type="float" office:value="2839099" calcext:value-type="float">
            <text:p>2839099</text:p>
          </table:table-cell>
          <table:table-cell office:value-type="string" calcext:value-type="string">
            <text:p><text:s/>Mississippi</text:p>
          </table:table-cell>
          <table:table-cell office:value-type="float" office:value="2984926" calcext:value-type="float">
            <text:p>2984926</text:p>
          </table:table-cell>
          <table:table-cell office:value-type="string" calcext:value-type="string">
            <text:p><text:s/>Maine</text:p>
          </table:table-cell>
          <table:table-cell office:value-type="float" office:value="1330089" calcext:value-type="float">
            <text:p>1330089</text:p>
          </table:table-cell>
          <table:table-cell office:value-type="string" calcext:value-type="string">
            <text:p><text:s/>Iowa</text:p>
          </table:table-cell>
          <table:table-cell office:value-type="float" office:value="3107126" calcext:value-type="float">
            <text:p>3107126</text:p>
          </table:table-cell>
          <table:table-cell office:value-type="string" calcext:value-type="string">
            <text:p><text:s/>Indiana</text:p>
          </table:table-cell>
          <table:table-cell office:value-type="float" office:value="6596855" calcext:value-type="float">
            <text:p>6596855</text:p>
          </table:table-cell>
          <table:table-cell office:value-type="string" calcext:value-type="string">
            <text:p><text:s/>Kentucky</text:p>
          </table:table-cell>
          <table:table-cell office:value-type="float" office:value="4413457" calcext:value-type="float">
            <text:p>44134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New Mexico</text:p>
          </table:table-cell>
          <table:table-cell office:value-type="float" office:value="2085572" calcext:value-type="float">
            <text:p>2085572</text:p>
          </table:table-cell>
          <table:table-cell office:value-type="string" calcext:value-type="string">
            <text:p><text:s/>Louisiana</text:p>
          </table:table-cell>
          <table:table-cell office:value-type="float" office:value="4649676" calcext:value-type="float">
            <text:p>4649676</text:p>
          </table:table-cell>
          <table:table-cell office:value-type="string" calcext:value-type="string">
            <text:p><text:s/>Rhode Island</text:p>
          </table:table-cell>
          <table:table-cell office:value-type="float" office:value="1055173" calcext:value-type="float">
            <text:p>1055173</text:p>
          </table:table-cell>
          <table:table-cell table:number-columns-repeated="4"/>
          <table:table-cell office:value-type="string" calcext:value-type="string">
            <text:p><text:s/>West Virginia</text:p>
          </table:table-cell>
          <table:table-cell office:value-type="float" office:value="1850326" calcext:value-type="float">
            <text:p>18503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Wyoming</text:p>
          </table:table-cell>
          <table:table-cell office:value-type="float" office:value="584153" calcext:value-type="float">
            <text:p>584153</text:p>
          </table:table-cell>
          <table:table-cell office:value-type="string" calcext:value-type="string">
            <text:p><text:s/>Oklahoma</text:p>
          </table:table-cell>
          <table:table-cell office:value-type="float" office:value="3878051" calcext:value-type="float">
            <text:p>3878051</text:p>
          </table:table-cell>
          <table:table-cell office:value-type="string" calcext:value-type="string">
            <text:p><text:s/>Vermont</text:p>
          </table:table-cell>
          <table:table-cell office:value-type="float" office:value="626011" calcext:value-type="float">
            <text:p>626011</text:p>
          </table:table-cell>
          <table:table-cell office:value-type="string" calcext:value-type="string">
            <text:p><text:s/>Nebraska</text:p>
          </table:table-cell>
          <table:table-cell office:value-type="float" office:value="1881503" calcext:value-type="float">
            <text:p>18815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Kansas</text:p>
          </table:table-cell>
          <table:table-cell office:value-type="float" office:value="2904021" calcext:value-type="float">
            <text:p>2904021</text:p>
          </table:table-cell>
          <table:table-cell table:number-columns-repeated="4"/>
          <table:table-cell office:value-type="string" calcext:value-type="string">
            <text:p><text:s/>South Dakota</text:p>
          </table:table-cell>
          <table:table-cell office:value-type="float" office:value="853175" calcext:value-type="float">
            <text:p>8531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Arizona</text:p>
          </table:table-cell>
          <table:table-cell office:value-type="float" office:value="6731484" calcext:value-type="float">
            <text:p>6731484</text:p>
          </table:table-cell>
          <table:table-cell table:number-columns-repeated="4"/>
          <table:table-cell office:value-type="string" calcext:value-type="string">
            <text:p><text:s/>Montana</text:p>
          </table:table-cell>
          <table:table-cell office:value-type="float" office:value="1023579" calcext:value-type="float">
            <text:p>102357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<text:s/>Idaho</text:p>
          </table:table-cell>
          <table:table-cell office:value-type="float" office:value="1634464" calcext:value-type="float">
            <text:p>163446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<text:s/>North Dakota</text:p>
          </table:table-cell>
          <table:table-cell office:value-type="float" office:value="739482" calcext:value-type="float">
            <text:p>73948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 pop</text:p>
          </table:table-cell>
          <table:table-cell table:number-columns-repeated="8"/>
          <table:table-cell office:value-type="string" calcext:value-type="string">
            <text:p><text:s/>Alaska</text:p>
          </table:table-cell>
          <table:table-cell office:value-type="float" office:value="737732" calcext:value-type="float">
            <text:p>737732</text:p>
          </table:table-cell>
          <table:table-cell table:number-columns-repeated="4"/>
        </table:table-row>
        <table:table-row table:style-name="ro1">
          <table:table-cell table:formula="of:=ROUND(SUM([.B15:.O15])/COUNTIF([.B15:.O15];&quot;&gt;0&quot;))" office:value-type="float" office:value="45459594" calcext:value-type="float">
            <text:p>45459594</text:p>
          </table:table-cell>
          <table:table-cell/>
          <table:table-cell table:formula="of:=SUM([.C1:.C14])" office:value-type="float" office:value="51253830" calcext:value-type="float">
            <text:p>51253830</text:p>
          </table:table-cell>
          <table:table-cell/>
          <table:table-cell table:formula="of:=SUM([.E1:.E14])" office:value-type="float" office:value="50400045" calcext:value-type="float">
            <text:p>50400045</text:p>
          </table:table-cell>
          <table:table-cell/>
          <table:table-cell table:formula="of:=SUM([.G1:.G14])" office:value-type="float" office:value="45798758" calcext:value-type="float">
            <text:p>45798758</text:p>
          </table:table-cell>
          <table:table-cell/>
          <table:table-cell table:formula="of:=SUM([.I1:.I14])" office:value-type="float" office:value="43364573" calcext:value-type="float">
            <text:p>43364573</text:p>
          </table:table-cell>
          <table:table-cell/>
          <table:table-cell table:formula="of:=SUM([.K1:.K14])" office:value-type="float" office:value="40135967" calcext:value-type="float">
            <text:p>40135967</text:p>
          </table:table-cell>
          <table:table-cell/>
          <table:table-cell table:formula="of:=SUM([.M1:.M14])" office:value-type="float" office:value="41823718" calcext:value-type="float">
            <text:p>41823718</text:p>
          </table:table-cell>
          <table:table-cell/>
          <table:table-cell table:formula="of:=SUM([.O1:.O14])" office:value-type="float" office:value="45440268" calcext:value-type="float">
            <text:p>45440268</text:p>
          </table:table-cell>
        </table:table-row>
        <table:table-row table:style-name="ro1">
          <table:table-cell table:number-columns-repeated="2"/>
          <table:table-cell table:formula="of:=RANK([.C15];[.$C15:.$O15])" office:value-type="float" office:value="1" calcext:value-type="float">
            <text:p>1</text:p>
          </table:table-cell>
          <table:table-cell/>
          <table:table-cell table:formula="of:=RANK([.E15];[.$C15:.$O15])" office:value-type="float" office:value="2" calcext:value-type="float">
            <text:p>2</text:p>
          </table:table-cell>
          <table:table-cell/>
          <table:table-cell table:formula="of:=RANK([.G15];[.$C15:.$O15])" office:value-type="float" office:value="3" calcext:value-type="float">
            <text:p>3</text:p>
          </table:table-cell>
          <table:table-cell/>
          <table:table-cell table:formula="of:=RANK([.I15];[.$C15:.$O15])" office:value-type="float" office:value="5" calcext:value-type="float">
            <text:p>5</text:p>
          </table:table-cell>
          <table:table-cell/>
          <table:table-cell table:formula="of:=RANK([.K15];[.$C15:.$O15])" office:value-type="float" office:value="7" calcext:value-type="float">
            <text:p>7</text:p>
          </table:table-cell>
          <table:table-cell/>
          <table:table-cell table:formula="of:=RANK([.M15];[.$C15:.$O15])" office:value-type="float" office:value="6" calcext:value-type="float">
            <text:p>6</text:p>
          </table:table-cell>
          <table:table-cell/>
          <table:table-cell table:formula="of:=RANK([.O15];[.$C15:.$O15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" table:formula="of:=[.C15]-[.$A15]" office:value-type="float" office:value="5794236" calcext:value-type="float">
            <text:p>+5794236</text:p>
          </table:table-cell>
          <table:table-cell/>
          <table:table-cell table:style-name="ce1" table:formula="of:=[.E15]-[.$A15]" office:value-type="float" office:value="4940451" calcext:value-type="float">
            <text:p>+4940451</text:p>
          </table:table-cell>
          <table:table-cell/>
          <table:table-cell table:style-name="ce1" table:formula="of:=[.G15]-[.$A15]" office:value-type="float" office:value="339164" calcext:value-type="float">
            <text:p>+339164</text:p>
          </table:table-cell>
          <table:table-cell/>
          <table:table-cell table:style-name="ce1" table:formula="of:=[.I15]-[.$A15]" office:value-type="float" office:value="-2095021" calcext:value-type="float">
            <text:p>-2095021</text:p>
          </table:table-cell>
          <table:table-cell/>
          <table:table-cell table:style-name="ce1" table:formula="of:=[.K15]-[.$A15]" office:value-type="float" office:value="-5323627" calcext:value-type="float">
            <text:p>-5323627</text:p>
          </table:table-cell>
          <table:table-cell/>
          <table:table-cell table:style-name="ce1" table:formula="of:=[.M15]-[.$A15]" office:value-type="float" office:value="-3635876" calcext:value-type="float">
            <text:p>-3635876</text:p>
          </table:table-cell>
          <table:table-cell/>
          <table:table-cell table:style-name="ce1" table:formula="of:=[.O15]-[.$A15]" office:value-type="float" office:value="-19326" calcext:value-type="float">
            <text:p>-19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+</number:text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22:53:06.72845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21:59:16.841597249</meta:creation-date>
    <dc:date>2017-05-06T00:18:08.524749833</dc:date>
    <meta:editing-duration>PT1H14M39S</meta:editing-duration>
    <meta:editing-cycles>15</meta:editing-cycles>
    <meta:generator>LibreOffice/5.1.2.2$Linux_X86_64 LibreOffice_project/10m0$Build-2</meta:generator>
    <meta:document-statistic meta:table-count="1" meta:cell-count="123" meta:object-count="0"/>
  </office:meta>
</office:document-meta>
</file>